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2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default-cell-style-name="ce13"/>
        <table:table-column table:style-name="co8" table:default-cell-style-name="Default"/>
        <table:table-column table:style-name="co7" table:default-cell-style-name="ce13"/>
        <table:table-column table:style-name="co7" table:number-columns-repeated="1017" table:default-cell-style-name="ce16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arulir_mountain)">
            <text:p>Prepare the environment <text:s/>(arulir_mountain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<text:a xlink:href="https://github.com/Rijackson/arulir_mountain">https://github.com/Rijackson/arulir_mountain</text:a> 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arulir_mountain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ATCS\&quot; &amp; [.$D$15] &amp; &quot;\ATCS\&quot; &amp; [.$D$15]" office:value-type="string" office:string-value="C:\AT\ATCS\arulir_mountain\ATCS\arulir_mountain">
              <text:p>C:\AT\ATCS\arulir_mountain\ATCS\arulir_mountain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9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9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9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10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arulir_mountain">
            <text:p>Switch to branch <text:s/>NutAndor\andors-trail:arulir_mount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arulir_mountain:master">
            <text:p>Switch to branch <text:s/>arulir_mountain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4"/>
          <table:table-cell table:number-columns-repeated="1018"/>
        </table:table-row>
        <table:table-row-group>
          <table:table-row table:style-name="ro3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8"/>
            <table:table-cell/>
            <table:table-cell table:style-name="ce15"/>
            <table:table-cell table:number-columns-repeated="1018"/>
          </table:table-row>
          <table:table-row table:style-name="ro3">
            <table:table-cell table:number-columns-repeated="3"/>
            <table:table-cell table:style-name="ce8"/>
            <table:table-cell/>
            <table:table-cell table:style-name="ce15"/>
            <table:table-cell table:number-columns-repeated="1018"/>
          </table:table-row>
        </table:table-row-group>
        <table:table-row table:style-name="ro3">
          <table:table-cell/>
          <table:table-cell office:value-type="string">
            <text:p>Lock translations <text:s/>(only for translation update - not for release build)</text:p>
          </table:table-cell>
          <table:table-cell table:number-columns-repeated="2"/>
          <table:table-cell table:style-name="Default"/>
          <table:table-cell table:style-name="ce14"/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Import actual translations</text:p>
          </table:table-cell>
          <table:table-cell table:number-columns-repeated="2"/>
          <table:table-cell table:style-name="Default"/>
          <table:table-cell table:style-name="ce14"/>
          <table:table-cell table:number-columns-repeated="1018"/>
        </table:table-row>
        <table:table-row-group>
          <table:table-row table:style-name="ro3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14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1" table:formula="of:=&quot;cd &quot; &amp; [.$D$12] &amp; &quot;\res&quot;" office:value-type="string" office:string-value="cd C:\AT\NutAndor\andors-trail\AndorsTrail\res">
              <text:p>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style-name="ce12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2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2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2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2" office:value-type="string">
            <text:p>android:versionNa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arulir_mountain">
            <text:p>Open ATCS with version <text:s/>arulir_mountai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5">Typo</text:span> means the existing translations must be preserved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5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5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5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arulir_mountain\ATCS\arulir_mountain\altered">
            <text:p>set A=C:\AT\ATCS\arulir_mountain\ATCS\arulir_mountain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4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arulir_mountain">
            <text:p>Close arulir_mountai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arulir_mountain">
            <text:p>Commit &amp; Push <text:s/>NutAndor\andors-trail:arulir_mountai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&quot; &amp; [.$D$7] &amp; &quot;:master&quot; &amp; &quot;  with  &quot; &amp; [.$D$11] &amp; &quot;:&quot; &amp; [.$D$15]" office:value-type="string" office:string-value="CompareAndorsTrailRelease\andors-trail:master  with  NutAndor\andors-trail:arulir_mountain">
            <text:p>CompareAndorsTrailRelease\andors-trail:master <text:s/>with <text:s/>NutAndor\andors-trail:arulir_mountai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NutAndor:v076">https://github.com/NutAndor/andors-trail/compare/master...NutAndor:v076</text:a>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arulir_mountain before compression">
            <text:p>Release candidate arulir_mountain before compression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4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23.12.2019</text:date>, <text:time>00:1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2-23T00:17:27.44</dc:date>
    <dc:creator>Christian </dc:creator>
    <meta:editing-duration>P32DT12H25M58S</meta:editing-duration>
    <meta:editing-cycles>37</meta:editing-cycles>
    <meta:generator>OpenOffice/4.1.3$Win32 OpenOffice.org_project/413m1$Build-9783</meta:generator>
    <meta:document-statistic meta:table-count="3" meta:cell-count="209" meta:object-count="0"/>
  </office:meta>
</office:document-meta>
</file>